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0.829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5.52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0.723cm"/>
    </style:style>
    <style:style style:name="co12" style:family="table-column">
      <style:table-column-properties fo:break-before="auto" style:column-width="3.969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3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5"/>
    <style:style style:name="ce4" style:family="table-cell" style:parent-style-name="Default" style:data-style-name="N107"/>
    <style:style style:name="ce6" style:family="table-cell" style:parent-style-name="Default" style:data-style-name="N2"/>
    <style:style style:name="ce3" style:family="table-cell" style:parent-style-name="Default" style:data-style-name="N106"/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108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9" style:family="table-cell" style:parent-style-name="Default" style:data-style-name="N0"/>
    <style:style style:name="ce20" style:family="table-cell" style:parent-style-name="Default" style:data-style-name="N105"/>
    <style:style style:name="ce21" style:family="table-cell" style:parent-style-name="Default" style:data-style-name="N107"/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4" style:family="table-cell" style:parent-style-name="Default" style:data-style-name="N106"/>
    <style:style style:name="ce25" style:family="table-cell" style:parent-style-name="Default" style:data-style-name="N108"/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/>
      <table:table table:name="Ide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020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Datos do probl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_CO2 =</text:p>
          </table:table-cell>
          <table:table-cell table:style-name="ce20" office:value-type="float" office:value="44.009" calcext:value-type="float">
            <text:p>44,0090</text:p>
          </table:table-cell>
          <table:table-cell office:value-type="string" calcext:value-type="string">
            <text:p>mol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_CO2 =</text:p>
          </table:table-cell>
          <table:table-cell table:style-name="ce21" table:formula="of:=12/[.C3]" office:value-type="float" office:value="0.272671499011566" calcext:value-type="float">
            <text:p>0,27267</text:p>
          </table:table-cell>
          <table:table-cell office:value-type="string" calcext:value-type="string">
            <text:p>gmo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 =</text:p>
          </table:table-cell>
          <table:table-cell office:value-type="float" office:value="0.08206" calcext:value-type="float">
            <text:p>0,08206</text:p>
          </table:table-cell>
          <table:table-cell office:value-type="string" calcext:value-type="string">
            <text:p>atm-L/mol/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 =</text:p>
          </table:table-cell>
          <table:table-cell table:formula="of:= 40 + 273.15" office:value-type="float" office:value="313.15" calcext:value-type="float">
            <text:p>313,15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ume =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Datos atopados para o CO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ion_critica =</text:p>
          </table:table-cell>
          <table:table-cell office:value-type="float" office:value="72.83494" calcext:value-type="float">
            <text:p>72,83494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_critica =</text:p>
          </table:table-cell>
          <table:table-cell office:value-type="float" office:value="304.1282" calcext:value-type="float">
            <text:p>304,1282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ctor acéntirco de Pitzer =</text:p>
          </table:table-cell>
          <table:table-cell office:value-type="float" office:value="0.225" calcext:value-type="float">
            <text:p>0,2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_ideal =</text:p>
          </table:table-cell>
          <table:table-cell table:style-name="ce22" table:formula="of:=[.C4]*[.C5]*[.C6]/[.C7]" office:value-type="float" office:value="398.117260105887" calcext:value-type="float">
            <text:p>398,12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table:formula="of:=14.69595*[.C14]" office:value-type="float" office:value="5850.71134865312" calcext:value-type="float">
            <text:p>5850,71</text:p>
          </table:table-cell>
          <table:table-cell office:value-type="string" calcext:value-type="string">
            <text:p>psi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ial" table:style-name="ta1">
        <table:table-column table:style-name="co6" table:default-cell-style-name="ce19"/>
        <table:table-column table:style-name="co2" table:default-cell-style-name="ce19"/>
        <table:table-column table:style-name="co5" table:number-columns-repeated="1022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Datos do problema</text:p>
          </table:table-cell>
          <table:table-cell table:number-columns-repeated="5"/>
          <table:table-cell office:value-type="string" calcext:value-type="string">
            <text:p>temperatura_reducida = temperatura / temperatura_critica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M_CO2 =</text:p>
          </table:table-cell>
          <table:table-cell table:style-name="ce20" office:value-type="float" office:value="44.009" calcext:value-type="float">
            <text:p>44,0090</text:p>
          </table:table-cell>
          <table:table-cell office:value-type="string" calcext:value-type="string">
            <text:p>mol-1</text:p>
          </table:table-cell>
          <table:table-cell table:number-columns-repeated="3"/>
          <table:table-cell office:value-type="string" calcext:value-type="string">
            <text:p>B0 = 0.083 - 0.422 / temperatura_reducida ** 1.6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n_CO2 =</text:p>
          </table:table-cell>
          <table:table-cell table:style-name="ce21" table:formula="of:=12/[.C3]" office:value-type="float" office:value="0.272671499011566" calcext:value-type="float">
            <text:p>0,27267</text:p>
          </table:table-cell>
          <table:table-cell office:value-type="string" calcext:value-type="string">
            <text:p>gmol</text:p>
          </table:table-cell>
          <table:table-cell table:number-columns-repeated="3"/>
          <table:table-cell office:value-type="string" calcext:value-type="string">
            <text:p>B1 = 0.139 - 0.172 / temperatura_reducida ** 4.2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R =</text:p>
          </table:table-cell>
          <table:table-cell office:value-type="float" office:value="0.08206" calcext:value-type="float">
            <text:p>0,08206</text:p>
          </table:table-cell>
          <table:table-cell office:value-type="string" calcext:value-type="string">
            <text:p>atm-L/mol/K</text:p>
          </table:table-cell>
          <table:table-cell table:number-columns-repeated="3"/>
          <table:table-cell office:value-type="string" calcext:value-type="string">
            <text:p>B = (R * temperatura_critica / presion_critica) * (B0 + factor_acentrico * B1)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temperatura =</text:p>
          </table:table-cell>
          <table:table-cell table:formula="of:= 40 + 273.15" office:value-type="float" office:value="313.15" calcext:value-type="float">
            <text:p>313,15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print('B =', B)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Volume =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resion_virial = R * temperatura / ( volume_especifico - B)</text:p>
          </table:table-cell>
          <table:table-cell table:number-columns-repeated="1016"/>
        </table:table-row>
        <table:table-row table:style-name="ro1">
          <table:table-cell/>
          <table:table-cell table:style-name="ce23"/>
          <table:table-cell table:number-columns-repeated="5"/>
          <table:table-cell office:value-type="string" calcext:value-type="string">
            <text:p>resultados['Virial'] = presion_virial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# Datos atopados para o CO2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presion_critica =</text:p>
          </table:table-cell>
          <table:table-cell office:value-type="float" office:value="72.83494" calcext:value-type="float">
            <text:p>72,83494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temperatura_critica =</text:p>
          </table:table-cell>
          <table:table-cell office:value-type="float" office:value="304.1282" calcext:value-type="float">
            <text:p>304,1282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Factor acéntirco de Pitzer =</text:p>
          </table:table-cell>
          <table:table-cell office:value-type="float" office:value="0.225" calcext:value-type="float">
            <text:p>0,2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 =</text:p>
          </table:table-cell>
          <table:table-cell table:formula="of:=[.C6]/[.C11]" office:value-type="float" office:value="1.02966446386754" calcext:value-type="float">
            <text:p>1,029664463867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eficintes Virial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0 =</text:p>
          </table:table-cell>
          <table:table-cell table:formula="of:= 0.083 - 0.422 /[.C14]^1.6" office:value-type="float" office:value="-0.319716377612298" calcext:value-type="float">
            <text:p>-0,319716377612298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B1 =</text:p>
          </table:table-cell>
          <table:table-cell table:style-name="ce24" table:formula="of:= 0.139 - 0.172 /[.C14]^4.2" office:value-type="float" office:value="-0.0131270361434518" calcext:value-type="float">
            <text:p>-0,013127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B =</text:p>
          </table:table-cell>
          <table:table-cell table:style-name="ce24" table:formula="of:= ([.C5]*[.C11]/[.C10])*([.C17]+[.C12]*[.C18])" office:value-type="float" office:value="-0.110562276830288" calcext:value-type="float">
            <text:p>-0,1105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p_virial =</text:p>
          </table:table-cell>
          <table:table-cell table:style-name="ce22" table:formula="of:=[.C5]*[.C6]/([.C7]/[.C4]-[.C19])" office:value-type="float" office:value="146.749263934743" calcext:value-type="float">
            <text:p>146,75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table:formula="of:=14.69595*[.C21]" office:value-type="float" office:value="2156.61984532178" calcext:value-type="float">
            <text:p>2156,62</text:p>
          </table:table-cell>
          <table:table-cell office:value-type="string" calcext:value-type="string">
            <text:p>psi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_der_Waals" table:style-name="ta1">
        <table:table-column table:style-name="co7" table:default-cell-style-name="ce19"/>
        <table:table-column table:style-name="co8" table:default-cell-style-name="ce19"/>
        <table:table-column table:style-name="co5" table:number-columns-repeated="1022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Datos do probl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_CO2 =</text:p>
          </table:table-cell>
          <table:table-cell table:style-name="ce20" office:value-type="float" office:value="44.009" calcext:value-type="float">
            <text:p>44,0090</text:p>
          </table:table-cell>
          <table:table-cell office:value-type="string" calcext:value-type="string">
            <text:p>mol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_CO2 =</text:p>
          </table:table-cell>
          <table:table-cell table:style-name="ce21" table:formula="of:=12/[.C3]" office:value-type="float" office:value="0.272671499011566" calcext:value-type="float">
            <text:p>0,27267</text:p>
          </table:table-cell>
          <table:table-cell office:value-type="string" calcext:value-type="string">
            <text:p>gmo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 =</text:p>
          </table:table-cell>
          <table:table-cell office:value-type="float" office:value="0.08206" calcext:value-type="float">
            <text:p>0,08206</text:p>
          </table:table-cell>
          <table:table-cell office:value-type="string" calcext:value-type="string">
            <text:p>atm-L/mol/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 =</text:p>
          </table:table-cell>
          <table:table-cell table:formula="of:= 40 + 273.15" office:value-type="float" office:value="313.15" calcext:value-type="float">
            <text:p>313,15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ume =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sp</text:p>
          </table:table-cell>
          <table:table-cell table:formula="of:=[.C7]/[.C4]" office:value-type="float" office:value="0.0645465333333334" calcext:value-type="float">
            <text:p>0,0645465333333334</text:p>
          </table:table-cell>
          <table:table-cell office:value-type="string" calcext:value-type="string">
            <text:p>L/gmo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Datos atopados para o CO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ion_critica =</text:p>
          </table:table-cell>
          <table:table-cell office:value-type="float" office:value="72.83494" calcext:value-type="float">
            <text:p>72,83494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_critica =</text:p>
          </table:table-cell>
          <table:table-cell office:value-type="float" office:value="304.1282" calcext:value-type="float">
            <text:p>304,1282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ctor acéntirco de Pitzer =</text:p>
          </table:table-cell>
          <table:table-cell office:value-type="float" office:value="0.225" calcext:value-type="float">
            <text:p>0,2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Constantes de Van der Waals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a =</text:p>
          </table:table-cell>
          <table:table-cell table:style-name="ce25" table:formula="of:=(27/64)*[.C5]^2*[.C11]^2/[.C10]" office:value-type="float" office:value="3.60761705804856" calcext:value-type="float">
            <text:p>3,6076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b =</text:p>
          </table:table-cell>
          <table:table-cell table:style-name="ce25" table:formula="of:=([.C5]*[.C11])/(8*[.C10])" office:value-type="float" office:value="0.0428310232904702" calcext:value-type="float">
            <text:p>0,04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_Van_der_Waals</text:p>
          </table:table-cell>
          <table:table-cell table:style-name="ce22" table:formula="of:= [.C5]*[.C6]/([.C8] -[.C16]) - [.C15]/[.C8]^2" office:value-type="float" office:value="317.438197385416" calcext:value-type="float">
            <text:p>317,44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table:formula="of:=14.69595*[.C18]" office:value-type="float" office:value="4665.0558768662" calcext:value-type="float">
            <text:p>4665,06</text:p>
          </table:table-cell>
          <table:table-cell office:value-type="string" calcext:value-type="string">
            <text:p>psi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ve-Radlich-Kwong" table:style-name="ta1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5" table:number-columns-repeated="1021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Datos do probl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_CO2 =</text:p>
          </table:table-cell>
          <table:table-cell table:style-name="ce20" office:value-type="float" office:value="44.009" calcext:value-type="float">
            <text:p>44,0090</text:p>
          </table:table-cell>
          <table:table-cell office:value-type="string" calcext:value-type="string">
            <text:p>mol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_CO2 =</text:p>
          </table:table-cell>
          <table:table-cell table:style-name="ce21" table:formula="of:=12/[.C3]" office:value-type="float" office:value="0.272671499011566" calcext:value-type="float">
            <text:p>0,27267</text:p>
          </table:table-cell>
          <table:table-cell office:value-type="string" calcext:value-type="string">
            <text:p>gmo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 =</text:p>
          </table:table-cell>
          <table:table-cell office:value-type="float" office:value="0.08206" calcext:value-type="float">
            <text:p>0,08206</text:p>
          </table:table-cell>
          <table:table-cell office:value-type="string" calcext:value-type="string">
            <text:p>atm-L/mol/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 =</text:p>
          </table:table-cell>
          <table:table-cell table:formula="of:= 40 + 273.15" office:value-type="float" office:value="313.15" calcext:value-type="float">
            <text:p>313,15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ume =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sp</text:p>
          </table:table-cell>
          <table:table-cell table:formula="of:=[.C7]/[.C4]" office:value-type="float" office:value="0.0645465333333334" calcext:value-type="float">
            <text:p>0,0645465333333334</text:p>
          </table:table-cell>
          <table:table-cell office:value-type="string" calcext:value-type="string">
            <text:p>L/gmo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Datos atopados para o CO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ion_critica =</text:p>
          </table:table-cell>
          <table:table-cell office:value-type="float" office:value="72.83494" calcext:value-type="float">
            <text:p>72,83494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eratura_critica =</text:p>
          </table:table-cell>
          <table:table-cell office:value-type="float" office:value="304.1282" calcext:value-type="float">
            <text:p>304,1282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ctor acéntirco de Pitzer =</text:p>
          </table:table-cell>
          <table:table-cell office:value-type="float" office:value="0.225" calcext:value-type="float">
            <text:p>0,2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TR =</text:p>
          </table:table-cell>
          <table:table-cell table:formula="of:=[.C6]/[.C11]" office:value-type="float" office:value="1.02966446386754" calcext:value-type="float">
            <text:p>1,0296644638675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arámetro S_R_K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a =</text:p>
          </table:table-cell>
          <table:table-cell table:style-name="ce21" table:formula="of:=0.42747 *([.C5]*[.C11])^2/[.C10]" office:value-type="float" office:value="3.65546207716508" calcext:value-type="float">
            <text:p>3,65546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b =</text:p>
          </table:table-cell>
          <table:table-cell table:style-name="ce21" table:formula="of:= 0.08664 *[.C5]*[.C11]/[.C10]" office:value-type="float" office:value="0.0296870388630907" calcext:value-type="float">
            <text:p>0,02969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m =</text:p>
          </table:table-cell>
          <table:table-cell table:style-name="ce21" table:formula="of:= 0.48508 + 1.5517 *[.C12]-0.1561*[.C13]^2" office:value-type="float" office:value="0.8342125" calcext:value-type="float">
            <text:p>0,83421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alfa =</text:p>
          </table:table-cell>
          <table:table-cell table:style-name="ce21" table:formula="of:=(1 + [.C20] * (1-SQRT([.C14])))^2" office:value-type="float" office:value="0.975585250871981" calcext:value-type="float">
            <text:p>0,975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presion_SRK =</text:p>
          </table:table-cell>
          <table:table-cell table:style-name="ce22" table:formula="of:=[.C5]*[.C6]/([.C8]-[.C19]) -[.C21]*[.C18]/[.C8]/([.C8]+[.C19])" office:value-type="float" office:value="150.849636410705" calcext:value-type="float">
            <text:p>150,85</text:p>
          </table:table-cell>
          <table:table-cell office:value-type="string" calcext:value-type="string">
            <text:p>at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table:formula="of:=14.69595*[.C23]" office:value-type="float" office:value="2216.8787142099" calcext:value-type="float">
            <text:p>2216,88</text:p>
          </table:table-cell>
          <table:table-cell office:value-type="string" calcext:value-type="string">
            <text:p>psi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1"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5" table:number-columns-repeated="1020" table:default-cell-style-name="ce1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Modelo</text:p>
          </table:table-cell>
          <table:table-cell table:style-name="ce26" office:value-type="string" calcext:value-type="string">
            <text:p>presión (atm)</text:p>
          </table:table-cell>
          <table:table-cell table:style-name="ce26" office:value-type="string" calcext:value-type="string">
            <text:p>presión (psi)</text:p>
          </table:table-cell>
          <table:table-cell table:style-name="ce26" office:value-type="string" calcext:value-type="string">
            <text:p>Err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table:style-name="ce22" table:formula="of:=[Ideal.C14]" office:value-type="float" office:value="398.117260105887" calcext:value-type="float">
            <text:p>398,12</text:p>
          </table:table-cell>
          <table:table-cell table:style-name="ce22" table:formula="of:=[Ideal.C15]" office:value-type="float" office:value="5850.71134865312" calcext:value-type="float">
            <text:p>5850,71</text:p>
          </table:table-cell>
          <table:table-cell table:style-name="ce27" table:formula="of:=([.C4]-[.$C$9])/[.$C$9]" office:value-type="percentage" office:value="2.64576245518212" calcext:value-type="percentage">
            <text:p>264,58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style-name="ce22" office:value-type="float" office:value="111.5" calcext:value-type="float">
            <text:p>111,50</text:p>
          </table:table-cell>
          <table:table-cell table:style-name="ce22" table:formula="of:=[.C5]*14.69595" office:value-type="float" office:value="1638.598425" calcext:value-type="float">
            <text:p>1638,60</text:p>
          </table:table-cell>
          <table:table-cell table:style-name="ce27" table:formula="of:=([.C5]-[.$C$9])/[.$C$9]*100" office:value-type="percentage" office:value="2.1062271062271" calcext:value-type="percentage">
            <text:p>210,62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rial</text:p>
          </table:table-cell>
          <table:table-cell table:style-name="ce22" table:formula="of:=[Virial.C21]" office:value-type="float" office:value="146.749263934743" calcext:value-type="float">
            <text:p>146,75</text:p>
          </table:table-cell>
          <table:table-cell table:style-name="ce22" table:formula="of:=[Virial.C22]" office:value-type="float" office:value="2156.61984532178" calcext:value-type="float">
            <text:p>2156,62</text:p>
          </table:table-cell>
          <table:table-cell table:style-name="ce27" table:formula="of:=([.C6]-[.$C$9])/[.$C$9]*100" office:value-type="percentage" office:value="34.3857728340134" calcext:value-type="percentage">
            <text:p>3438,58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 table:style-name="ce22" table:formula="of:=[Van_der_Waals.C18]" office:value-type="float" office:value="317.438197385416" calcext:value-type="float">
            <text:p>317,44</text:p>
          </table:table-cell>
          <table:table-cell table:style-name="ce22" table:formula="of:=[Van_der_Waals.C19]" office:value-type="float" office:value="4665.0558768662" calcext:value-type="float">
            <text:p>4665,06</text:p>
          </table:table-cell>
          <table:table-cell table:style-name="ce27" table:formula="of:=([.C7]-[.$C$9])/[.$C$9]*100" office:value-type="percentage" office:value="190.694319950015" calcext:value-type="percentage">
            <text:p>19069,43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ave-Redlich-Kwong</text:p>
          </table:table-cell>
          <table:table-cell table:style-name="ce22" table:formula="of:=['Soave-Radlich-Kwong'.C23]" office:value-type="float" office:value="150.849636410705" calcext:value-type="float">
            <text:p>150,85</text:p>
          </table:table-cell>
          <table:table-cell table:style-name="ce22" table:formula="of:=['Soave-Radlich-Kwong'.C24]" office:value-type="float" office:value="2216.8787142099" calcext:value-type="float">
            <text:p>2216,88</text:p>
          </table:table-cell>
          <table:table-cell table:style-name="ce27" table:formula="of:=([.C8]-[.$C$9])/[.$C$9]*100" office:value-type="percentage" office:value="38.1406926837955" calcext:value-type="percentage">
            <text:p>3814,07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ST</text:p>
          </table:table-cell>
          <table:table-cell table:style-name="ce22" office:value-type="float" office:value="109.2" calcext:value-type="float">
            <text:p>109,20</text:p>
          </table:table-cell>
          <table:table-cell table:style-name="ce22" table:formula="of:=[.C9]*14.69595" office:value-type="float" office:value="1604.79774" calcext:value-type="float">
            <text:p>1604,80</text:p>
          </table:table-cell>
          <table:table-cell table:style-name="ce27" table:formula="of:=([.C9]-[.$C$9])/[.$C$9]*100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number:number-style style:name="N105">
      <number:number number:decimal-places="4" number:min-decimal-places="4" number:min-integer-digits="1" number:grouping="true"/>
    </number:number-style>
    <number:number-style style:name="N106">
      <number:number number:decimal-places="6" number:min-decimal-places="6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anxosanchez@hotmail.com</meta:initial-creator>
    <dc:creator>Anxo</dc:creator>
    <meta:creation-date>2020-03-29T19:27:25Z</meta:creation-date>
    <dc:date>2021-12-18T12:33:03Z</dc:date>
    <meta:document-statistic meta:table-count="5" meta:cell-count="186" meta:object-count="0"/>
  </office:meta>
</office:document-meta>
</file>